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  <style:font-face style:name="SolaimanLipi" svg:font-family="SolaimanLipi" style:font-family-generic="script" style:font-pitch="fixed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04185f" officeooo:paragraph-rsid="0004185f" style:font-size-asian="24pt" style:font-name-complex="SolaimanLipi" style:font-size-complex="24pt"/>
    </style:style>
    <style:style style:name="P2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0a69bf" officeooo:paragraph-rsid="000a69bf" style:font-size-asian="24pt" style:font-name-complex="SolaimanLipi" style:font-size-complex="24pt"/>
    </style:style>
    <style:style style:name="P3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0baaa9" officeooo:paragraph-rsid="000baaa9" style:font-size-asian="24pt" style:font-name-complex="SolaimanLipi" style:font-size-complex="24pt"/>
    </style:style>
    <style:style style:name="P4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style:font-name="SolaimanLipi" fo:font-size="24pt" officeooo:rsid="000baaa9" officeooo:paragraph-rsid="000baaa9" style:font-size-asian="24pt" style:font-name-complex="SolaimanLipi" style:font-size-complex="24pt"/>
    </style:style>
    <style:style style:name="P5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0baaa9" officeooo:paragraph-rsid="000e1217" style:font-size-asian="24pt" style:font-name-complex="SolaimanLipi" style:font-size-complex="24pt"/>
    </style:style>
    <style:style style:name="P6" style:family="paragraph" style:parent-style-name="Standard" style:list-style-name="L1">
      <style:paragraph-properties fo:margin-top="0in" fo:margin-bottom="0.1in" style:contextual-spacing="false" fo:text-align="justify" style:justify-single-word="false"/>
      <style:text-properties style:font-name="SolaimanLipi" fo:font-size="24pt" officeooo:rsid="000e8bde" officeooo:paragraph-rsid="000e8bde" style:font-size-asian="24pt" style:font-name-complex="SolaimanLipi" style:font-size-complex="24pt"/>
    </style:style>
    <style:style style:name="P7" style:family="paragraph" style:parent-style-name="Standard" style:list-style-name="L1">
      <style:paragraph-properties fo:margin-top="0in" fo:margin-bottom="0.1in" style:contextual-spacing="false" fo:text-align="justify" style:justify-single-word="false"/>
      <style:text-properties style:font-name="SolaimanLipi" fo:font-size="24pt" officeooo:rsid="000f00fd" officeooo:paragraph-rsid="000f00fd" style:font-size-asian="24pt" style:font-name-complex="SolaimanLipi" style:font-size-complex="24pt"/>
    </style:style>
    <style:style style:name="P8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0ba8e" officeooo:paragraph-rsid="0010ba8e" style:font-size-asian="24pt" style:font-name-complex="SolaimanLipi" style:font-size-complex="24pt"/>
    </style:style>
    <style:style style:name="P9" style:family="paragraph" style:parent-style-name="Standard">
      <style:paragraph-properties fo:margin-top="0in" fo:margin-bottom="0.1in" style:contextual-spacing="false" fo:text-align="justify" style:justify-single-word="false"/>
      <style:text-properties style:font-name="SolaimanLipi" fo:font-size="24pt" officeooo:rsid="0010dfee" officeooo:paragraph-rsid="0010dfee" style:font-size-asian="24pt" style:font-name-complex="SolaimanLipi" style:font-size-complex="24pt"/>
    </style:style>
    <style:style style:name="P10" style:family="paragraph" style:parent-style-name="Standard">
      <style:paragraph-properties fo:margin-top="0in" fo:margin-bottom="0.1in" style:contextual-spacing="false" fo:text-align="justify" style:justify-single-word="false" fo:break-before="page"/>
      <style:text-properties style:font-name="SolaimanLipi" fo:font-size="24pt" officeooo:rsid="0010dfee" officeooo:paragraph-rsid="0010dfee" style:font-size-asian="24pt" style:font-name-complex="SolaimanLipi" style:font-size-complex="24pt"/>
    </style:style>
    <style:style style:name="P11" style:family="paragraph" style:parent-style-name="Standard">
      <style:paragraph-properties fo:margin-top="0in" fo:margin-bottom="0.1in" style:contextual-spacing="false" fo:text-align="center" style:justify-single-word="false" fo:break-before="page"/>
      <style:text-properties style:font-name="SolaimanLipi" fo:font-size="24pt" officeooo:rsid="0010dfee" officeooo:paragraph-rsid="0010dfee" style:font-size-asian="24pt" style:font-name-complex="SolaimanLipi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style:font-name="SolaimanLipi" fo:font-size="24pt" officeooo:rsid="0010dfee" officeooo:paragraph-rsid="0010dfee" style:font-size-asian="24pt" style:font-name-complex="SolaimanLipi" style:font-size-complex="24pt"/>
    </style:style>
    <style:style style:name="P13" style:family="paragraph" style:parent-style-name="Table_20_Contents">
      <style:paragraph-properties fo:text-align="center" style:justify-single-word="false"/>
      <style:text-properties style:font-name="SolaimanLipi" fo:font-size="24pt" style:font-size-asian="24pt" style:font-name-complex="SolaimanLipi" style:font-size-complex="24pt"/>
    </style:style>
    <style:style style:name="T1" style:family="text">
      <style:text-properties officeooo:rsid="000baaa9"/>
    </style:style>
    <style:style style:name="T2" style:family="text">
      <style:text-properties officeooo:rsid="000c9861"/>
    </style:style>
    <style:style style:name="T3" style:family="text">
      <style:text-properties officeooo:rsid="000cc96f"/>
    </style:style>
    <style:style style:name="T4" style:family="text">
      <style:text-properties officeooo:rsid="000e1217"/>
    </style:style>
    <style:style style:name="T5" style:family="text">
      <style:text-properties officeooo:rsid="0010dfee"/>
    </style:style>
    <style:style style:name="T6" style:family="text">
      <style:text-properties officeooo:rsid="00113113"/>
    </style:style>
    <style:style style:name="T7" style:family="text">
      <style:text-properties officeooo:rsid="00132b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 - চলক: যার মান পরিবর্তনশীল</text:p>
      <text:p text:style-name="P2">কম্পিউটারে কোনো মান স্টোর করার ধাপসমূহ:</text:p>
      <text:p text:style-name="P2">১। variable declare <text:span text:style-name="T1">(তৈরি) </text:span>করতে হবে</text:p>
      <text:p text:style-name="P2">২। variable এ মান input নিতে হবে</text:p>
      <text:p text:style-name="P2"/>
      <text:p text:style-name="P3">variable এর নাম দেওয়ার নিয়ম:</text:p>
      <text:p text:style-name="P3">১। নামের শুরুতে সংখ্যা থাকতে পারবে না <text:span text:style-name="T2">(উদাহরণ: 1kilometer, 2miles)</text:span></text:p>
      <text:p text:style-name="P3">২। upper &amp; lower case letter, digits (0-9) এবং underscore ব্যবহার করা যাবে <text:span text:style-name="T3">(x, y, sabina, ratul, miftah, sort_numbers ইত্যাদি)</text:span></text:p>
      <text:p text:style-name="P3">৩। একই নাম দুইবার নেওয়া যাবে না</text:p>
      <text:p text:style-name="P3">৪। C case-sensitive হওয়ায় Name এবং name দুইটি আলাদা variable হিসেবে গণ্য হবে</text:p>
      <text:p text:style-name="P4">int 32bits 64bits</text:p>
      <text:p text:style-name="P3">1 bit - 2 = 2^1</text:p>
      <text:p text:style-name="P3">2 bits - 4 = 2^2</text:p>
      <text:p text:style-name="P3">3 bits - 8 = 2^3</text:p>
      <text:p text:style-name="P3">32 bits = 2^32</text:p>
      <text:p text:style-name="P3">4294967296 (-2147483648 -&gt; 2147483647)</text:p>
      <text:p text:style-name="P3">0 1</text:p>
      <text:p text:style-name="P5">compiler: <text:span text:style-name="T4">ল্যাঙ্গুয়েজ → </text:span>machine language</text:p>
      <text:p text:style-name="P3">data types:</text:p>
      <text:list text:style-name="L1">
        <text:list-item>
          <text:p text:style-name="P6">int (পূর্ণসংখ্যা, integer)</text:p>
        </text:list-item>
        <text:list-item>
          <text:p text:style-name="P6">float (দশমিক সংখ্যা, floating point number)</text:p>
        </text:list-item>
        <text:list-item>
          <text:p text:style-name="P6">double (double precision floating point number)</text:p>
        </text:list-item>
        <text:list-item>
          <text:p text:style-name="P7">char (বর্ণ, letter)</text:p>
        </text:list-item>
        <text:list-item>
          <text:p text:style-name="P7">void (কিছুই না)</text:p>
        </text:list-item>
      </text:list>
      <text:p text:style-name="P9"/>
      <text:p text:style-name="P10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>যোগ</text:p>
          </table:table-cell>
          <table:table-cell table:style-name="Table1.A1" office:value-type="string">
            <text:p text:style-name="P12">+ (plus)</text:p>
          </table:table-cell>
          <table:table-cell table:style-name="Table1.A1" office:value-type="string">
            <text:p text:style-name="P12">গুণ</text:p>
          </table:table-cell>
          <table:table-cell table:style-name="Table1.D1" office:value-type="string">
            <text:p text:style-name="P12">* (asterisk)</text:p>
          </table:table-cell>
        </table:table-row>
        <table:table-row>
          <table:table-cell table:style-name="Table1.A2" office:value-type="string">
            <text:p text:style-name="P12">বিয়োগ</text:p>
          </table:table-cell>
          <table:table-cell table:style-name="Table1.A2" office:value-type="string">
            <text:p text:style-name="P13">- <text:span text:style-name="T5">(dash)</text:span></text:p>
          </table:table-cell>
          <table:table-cell table:style-name="Table1.A2" office:value-type="string">
            <text:p text:style-name="P12">ভাগ</text:p>
          </table:table-cell>
          <table:table-cell table:style-name="Table1.D2" office:value-type="string">
            <text:p text:style-name="P13">/ <text:span text:style-name="T5">(slash)</text:span></text:p>
          </table:table-cell>
        </table:table-row>
      </table:table>
      <text:p text:style-name="P9"/>
      <text:p text:style-name="P8">HW: 1. Write a program to input two <text:span text:style-name="T7">integer</text:span> numbers and then output <text:span text:style-name="T7">the</text:span> subtra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  <style:font-face style:name="SolaimanLipi" svg:font-family="SolaimanLipi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9:30:39.775000000</meta:creation-date>
    <dc:date>2023-08-16T20:17:04.155000000</dc:date>
    <meta:editing-duration>PT1H52M1S</meta:editing-duration>
    <meta:editing-cycles>17</meta:editing-cycles>
    <meta:generator>LibreOffice/7.4.7.2$Windows_X86_64 LibreOffice_project/723314e595e8007d3cf785c16538505a1c878ca5</meta:generator>
    <meta:document-statistic meta:table-count="1" meta:image-count="0" meta:object-count="0" meta:page-count="3" meta:paragraph-count="32" meta:word-count="171" meta:character-count="825" meta:non-whitespace-character-count="691"/>
  </office:meta>
</office:document-meta>
</file>